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697d37" officeooo:paragraph-rsid="00697d37"/>
    </style:style>
    <style:style style:name="P2" style:family="paragraph" style:parent-style-name="Standard">
      <style:text-properties fo:language="cs" fo:country="CZ" officeooo:rsid="006e14e5" officeooo:paragraph-rsid="00719591"/>
    </style:style>
    <style:style style:name="P3" style:family="paragraph" style:parent-style-name="Standard">
      <style:text-properties fo:language="cs" fo:country="CZ" officeooo:rsid="00c50123" officeooo:paragraph-rsid="00c50123"/>
    </style:style>
    <style:style style:name="P4" style:family="paragraph" style:parent-style-name="Standard">
      <style:text-properties fo:language="cs" fo:country="CZ" officeooo:rsid="00c50123" officeooo:paragraph-rsid="00c6d454"/>
    </style:style>
    <style:style style:name="P5" style:family="paragraph" style:parent-style-name="Standard">
      <style:text-properties fo:language="cs" fo:country="CZ" officeooo:rsid="00c50123" officeooo:paragraph-rsid="010a04fa"/>
    </style:style>
    <style:style style:name="P6" style:family="paragraph" style:parent-style-name="Standard">
      <style:text-properties fo:language="cs" fo:country="CZ" officeooo:rsid="00c50123" officeooo:paragraph-rsid="010ebb1e"/>
    </style:style>
    <style:style style:name="P7" style:family="paragraph" style:parent-style-name="Standard">
      <style:text-properties fo:language="cs" fo:country="CZ" officeooo:rsid="00c6d454" officeooo:paragraph-rsid="00c6d454"/>
    </style:style>
    <style:style style:name="P8" style:family="paragraph" style:parent-style-name="Standard">
      <style:text-properties fo:language="cs" fo:country="CZ" officeooo:rsid="00c62fd2" officeooo:paragraph-rsid="00c6d454"/>
    </style:style>
    <style:style style:name="P9" style:family="paragraph" style:parent-style-name="Standard">
      <style:text-properties fo:language="cs" fo:country="CZ" officeooo:rsid="00c62fd2" officeooo:paragraph-rsid="010fb6cc"/>
    </style:style>
    <style:style style:name="P10" style:family="paragraph" style:parent-style-name="Standard">
      <style:text-properties fo:language="cs" fo:country="CZ" officeooo:rsid="00ca0765" officeooo:paragraph-rsid="00ca0765"/>
    </style:style>
    <style:style style:name="P11" style:family="paragraph" style:parent-style-name="Standard">
      <style:text-properties fo:language="cs" fo:country="CZ" officeooo:rsid="00cbe4eb" officeooo:paragraph-rsid="00cbe4eb"/>
    </style:style>
    <style:style style:name="P12" style:family="paragraph" style:parent-style-name="Standard">
      <style:text-properties fo:language="cs" fo:country="CZ" officeooo:rsid="00cbfd3b" officeooo:paragraph-rsid="00cbfd3b"/>
    </style:style>
    <style:style style:name="P13" style:family="paragraph" style:parent-style-name="Standard">
      <style:text-properties fo:language="cs" fo:country="CZ" officeooo:rsid="00cdcd21" officeooo:paragraph-rsid="00cdcd21"/>
    </style:style>
    <style:style style:name="P14" style:family="paragraph" style:parent-style-name="Standard">
      <style:text-properties fo:language="cs" fo:country="CZ" officeooo:rsid="00d20734" officeooo:paragraph-rsid="00d20734"/>
    </style:style>
    <style:style style:name="P15" style:family="paragraph" style:parent-style-name="Standard">
      <style:text-properties fo:language="cs" fo:country="CZ" officeooo:rsid="00d232cd" officeooo:paragraph-rsid="00d232cd"/>
    </style:style>
    <style:style style:name="P16" style:family="paragraph" style:parent-style-name="Standard">
      <style:text-properties fo:language="cs" fo:country="CZ" officeooo:rsid="00d7218c" officeooo:paragraph-rsid="00d7218c"/>
    </style:style>
    <style:style style:name="P17" style:family="paragraph" style:parent-style-name="Standard">
      <style:text-properties fo:language="cs" fo:country="CZ" officeooo:rsid="00d76562" officeooo:paragraph-rsid="00d76562"/>
    </style:style>
    <style:style style:name="P18" style:family="paragraph" style:parent-style-name="Standard">
      <style:text-properties fo:language="cs" fo:country="CZ" officeooo:rsid="00d76562" officeooo:paragraph-rsid="00db4124"/>
    </style:style>
    <style:style style:name="P19" style:family="paragraph" style:parent-style-name="Standard">
      <style:text-properties fo:language="cs" fo:country="CZ" officeooo:rsid="00db4124" officeooo:paragraph-rsid="00db4124"/>
    </style:style>
    <style:style style:name="P20" style:family="paragraph" style:parent-style-name="Standard">
      <style:text-properties fo:language="cs" fo:country="CZ" officeooo:rsid="00db4124" officeooo:paragraph-rsid="00dca47e"/>
    </style:style>
    <style:style style:name="P21" style:family="paragraph" style:parent-style-name="Standard">
      <style:text-properties fo:language="cs" fo:country="CZ" officeooo:rsid="00df88ee" officeooo:paragraph-rsid="00df88ee"/>
    </style:style>
    <style:style style:name="P22" style:family="paragraph" style:parent-style-name="Standard">
      <style:text-properties fo:language="cs" fo:country="CZ" officeooo:rsid="00df88ee" officeooo:paragraph-rsid="00e13b6f"/>
    </style:style>
    <style:style style:name="P23" style:family="paragraph" style:parent-style-name="Standard">
      <style:text-properties fo:language="cs" fo:country="CZ" officeooo:rsid="00dc4596" officeooo:paragraph-rsid="00dca47e"/>
    </style:style>
    <style:style style:name="P24" style:family="paragraph" style:parent-style-name="Standard">
      <style:text-properties fo:language="cs" fo:country="CZ" officeooo:rsid="00e0c705" officeooo:paragraph-rsid="00e1c3f1"/>
    </style:style>
    <style:style style:name="P25" style:family="paragraph" style:parent-style-name="Standard">
      <style:text-properties fo:language="cs" fo:country="CZ" officeooo:rsid="00e51352" officeooo:paragraph-rsid="00e51352"/>
    </style:style>
    <style:style style:name="P26" style:family="paragraph" style:parent-style-name="Standard">
      <style:text-properties fo:language="cs" fo:country="CZ" officeooo:rsid="00e51352" officeooo:paragraph-rsid="00e1c3f1"/>
    </style:style>
    <style:style style:name="P27" style:family="paragraph" style:parent-style-name="Standard">
      <style:text-properties fo:language="cs" fo:country="CZ" officeooo:rsid="00e718dc" officeooo:paragraph-rsid="00e718dc"/>
    </style:style>
    <style:style style:name="P28" style:family="paragraph" style:parent-style-name="Standard">
      <style:text-properties fo:language="cs" fo:country="CZ" officeooo:rsid="00ec5835" officeooo:paragraph-rsid="00ec5835"/>
    </style:style>
    <style:style style:name="P29" style:family="paragraph" style:parent-style-name="Standard">
      <style:text-properties fo:language="cs" fo:country="CZ" officeooo:rsid="00ec5835" officeooo:paragraph-rsid="00ee3399"/>
    </style:style>
    <style:style style:name="P30" style:family="paragraph" style:parent-style-name="Standard">
      <style:text-properties fo:language="cs" fo:country="CZ" officeooo:rsid="00f37b37" officeooo:paragraph-rsid="00f37b37"/>
    </style:style>
    <style:style style:name="P31" style:family="paragraph" style:parent-style-name="Standard">
      <style:text-properties fo:language="cs" fo:country="CZ" officeooo:rsid="00ee3399" officeooo:paragraph-rsid="00ee3399"/>
    </style:style>
    <style:style style:name="P32" style:family="paragraph" style:parent-style-name="Standard">
      <style:text-properties fo:language="cs" fo:country="CZ" officeooo:rsid="00f5182d" officeooo:paragraph-rsid="00f5182d"/>
    </style:style>
    <style:style style:name="P33" style:family="paragraph" style:parent-style-name="Standard">
      <style:text-properties fo:language="cs" fo:country="CZ" officeooo:rsid="00f5182d" officeooo:paragraph-rsid="00f7b4fd"/>
    </style:style>
    <style:style style:name="P34" style:family="paragraph" style:parent-style-name="Standard">
      <style:text-properties fo:language="cs" fo:country="CZ" officeooo:rsid="00f9075d" officeooo:paragraph-rsid="00f9075d"/>
    </style:style>
    <style:style style:name="P35" style:family="paragraph" style:parent-style-name="Standard">
      <style:text-properties fo:language="cs" fo:country="CZ" officeooo:rsid="00f9075d" officeooo:paragraph-rsid="00fcdb17"/>
    </style:style>
    <style:style style:name="P36" style:family="paragraph" style:parent-style-name="Standard">
      <style:text-properties fo:language="cs" fo:country="CZ" officeooo:rsid="00feb3f5" officeooo:paragraph-rsid="00feb3f5"/>
    </style:style>
    <style:style style:name="P37" style:family="paragraph" style:parent-style-name="Standard">
      <style:text-properties fo:language="cs" fo:country="CZ" officeooo:rsid="00feb3f5" officeooo:paragraph-rsid="01012d35"/>
    </style:style>
    <style:style style:name="P38" style:family="paragraph" style:parent-style-name="Standard">
      <style:text-properties fo:language="cs" fo:country="CZ" officeooo:rsid="01012d35" officeooo:paragraph-rsid="01012d35"/>
    </style:style>
    <style:style style:name="P39" style:family="paragraph" style:parent-style-name="Standard">
      <style:text-properties fo:language="cs" fo:country="CZ" officeooo:rsid="00f78b00" officeooo:paragraph-rsid="00f7b4fd"/>
    </style:style>
    <style:style style:name="P40" style:family="paragraph" style:parent-style-name="Standard">
      <style:text-properties fo:language="cs" fo:country="CZ" officeooo:rsid="00fc15a6" officeooo:paragraph-rsid="00fcdb17"/>
    </style:style>
    <style:style style:name="P41" style:family="paragraph" style:parent-style-name="Standard">
      <style:text-properties fo:language="cs" fo:country="CZ" officeooo:rsid="0100f8a9" officeooo:paragraph-rsid="01012d35"/>
    </style:style>
    <style:style style:name="P42" style:family="paragraph" style:parent-style-name="Standard">
      <style:text-properties fo:language="cs" fo:country="CZ" officeooo:rsid="01017c69" officeooo:paragraph-rsid="01017c69"/>
    </style:style>
    <style:style style:name="P43" style:family="paragraph" style:parent-style-name="Standard">
      <style:text-properties fo:language="cs" fo:country="CZ" officeooo:rsid="0102083f" officeooo:paragraph-rsid="0102083f"/>
    </style:style>
    <style:style style:name="P44" style:family="paragraph" style:parent-style-name="Standard">
      <style:text-properties fo:language="cs" fo:country="CZ" officeooo:rsid="0102b121" officeooo:paragraph-rsid="0102b121"/>
    </style:style>
    <style:style style:name="P45" style:family="paragraph" style:parent-style-name="Standard">
      <style:text-properties fo:language="cs" fo:country="CZ" officeooo:rsid="0102b121" officeooo:paragraph-rsid="01063868"/>
    </style:style>
    <style:style style:name="P46" style:family="paragraph" style:parent-style-name="Standard">
      <style:text-properties fo:language="cs" fo:country="CZ" officeooo:rsid="0102b121" officeooo:paragraph-rsid="01075c8c"/>
    </style:style>
    <style:style style:name="P47" style:family="paragraph" style:parent-style-name="Standard">
      <style:text-properties fo:language="cs" fo:country="CZ" officeooo:rsid="01075c8c" officeooo:paragraph-rsid="01075c8c"/>
    </style:style>
    <style:style style:name="P48" style:family="paragraph" style:parent-style-name="Standard">
      <style:text-properties fo:language="cs" fo:country="CZ" officeooo:rsid="01083319" officeooo:paragraph-rsid="01083319"/>
    </style:style>
    <style:style style:name="P49" style:family="paragraph" style:parent-style-name="Standard">
      <style:text-properties fo:language="cs" fo:country="CZ" officeooo:rsid="00ca0765" officeooo:paragraph-rsid="0113b12f"/>
    </style:style>
    <style:style style:name="P50" style:family="paragraph" style:parent-style-name="Standard">
      <style:text-properties fo:language="cs" fo:country="CZ" officeooo:rsid="00ca0765" officeooo:paragraph-rsid="01156da3"/>
    </style:style>
    <style:style style:name="P51" style:family="paragraph" style:parent-style-name="Standard">
      <style:paragraph-properties fo:text-align="center" style:justify-single-word="false"/>
      <style:text-properties fo:language="cs" fo:country="CZ" officeooo:rsid="00ca0765" officeooo:paragraph-rsid="00ca0765"/>
    </style:style>
    <style:style style:name="P52" style:family="paragraph" style:parent-style-name="Standard">
      <style:text-properties fo:language="cs" fo:country="CZ" officeooo:rsid="00cbe4eb" officeooo:paragraph-rsid="0119ba44"/>
    </style:style>
    <style:style style:name="P53" style:family="paragraph" style:parent-style-name="Standard">
      <style:text-properties style:text-line-through-style="none" style:text-line-through-type="none" fo:language="cs" fo:country="CZ" style:text-underline-style="none" fo:font-weight="normal" officeooo:rsid="00387cda" officeooo:paragraph-rsid="0119ba44" style:font-weight-asian="normal" style:font-weight-complex="normal"/>
    </style:style>
    <style:style style:name="T1" style:family="text">
      <style:text-properties officeooo:rsid="00c50123"/>
    </style:style>
    <style:style style:name="T2" style:family="text">
      <style:text-properties officeooo:rsid="00c62fd2"/>
    </style:style>
    <style:style style:name="T3" style:family="text">
      <style:text-properties officeooo:rsid="00cac1c4"/>
    </style:style>
    <style:style style:name="T4" style:family="text">
      <style:text-properties officeooo:rsid="00cb02fd"/>
    </style:style>
    <style:style style:name="T5" style:family="text">
      <style:text-properties officeooo:rsid="00cbe4eb"/>
    </style:style>
    <style:style style:name="T6" style:family="text">
      <style:text-properties officeooo:rsid="00cbfd3b"/>
    </style:style>
    <style:style style:name="T7" style:family="text">
      <style:text-properties officeooo:rsid="00cddf13"/>
    </style:style>
    <style:style style:name="T8" style:family="text">
      <style:text-properties officeooo:rsid="00cf738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cf738b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d0c362"/>
    </style:style>
    <style:style style:name="T13" style:family="text">
      <style:text-properties officeooo:rsid="00d232cd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d37766" style:font-style-asian="normal" style:font-style-complex="normal"/>
    </style:style>
    <style:style style:name="T16" style:family="text">
      <style:text-properties fo:font-style="normal" style:text-underline-style="none" officeooo:rsid="00d4c0db" style:font-style-asian="normal" style:font-style-complex="normal"/>
    </style:style>
    <style:style style:name="T17" style:family="text">
      <style:text-properties fo:font-style="normal" style:text-underline-style="none" officeooo:rsid="00d56d79" style:font-style-asian="normal" style:font-style-complex="normal"/>
    </style:style>
    <style:style style:name="T18" style:family="text">
      <style:text-properties fo:font-style="normal" style:text-underline-style="none" officeooo:rsid="00d7218c" style:font-style-asian="normal" style:font-style-complex="normal"/>
    </style:style>
    <style:style style:name="T19" style:family="text">
      <style:text-properties officeooo:rsid="00d37766"/>
    </style:style>
    <style:style style:name="T20" style:family="text">
      <style:text-properties officeooo:rsid="00d8080b"/>
    </style:style>
    <style:style style:name="T21" style:family="text">
      <style:text-properties officeooo:rsid="00d8f31d"/>
    </style:style>
    <style:style style:name="T22" style:family="text">
      <style:text-properties officeooo:rsid="00d9a0d3"/>
    </style:style>
    <style:style style:name="T23" style:family="text">
      <style:text-properties officeooo:rsid="00db7cc6"/>
    </style:style>
    <style:style style:name="T24" style:family="text">
      <style:text-properties officeooo:rsid="00dc4596"/>
    </style:style>
    <style:style style:name="T25" style:family="text">
      <style:text-properties officeooo:rsid="00df88ee"/>
    </style:style>
    <style:style style:name="T26" style:family="text">
      <style:text-properties officeooo:rsid="00e0c705"/>
    </style:style>
    <style:style style:name="T27" style:family="text">
      <style:text-properties officeooo:rsid="00e242b3"/>
    </style:style>
    <style:style style:name="T28" style:family="text">
      <style:text-properties officeooo:rsid="00e5fa11"/>
    </style:style>
    <style:style style:name="T29" style:family="text">
      <style:text-properties officeooo:rsid="00e6a7ad"/>
    </style:style>
    <style:style style:name="T30" style:family="text">
      <style:text-properties officeooo:rsid="00e6ebc7"/>
    </style:style>
    <style:style style:name="T31" style:family="text">
      <style:text-properties officeooo:rsid="00e87277"/>
    </style:style>
    <style:style style:name="T32" style:family="text">
      <style:text-properties officeooo:rsid="00e97b47"/>
    </style:style>
    <style:style style:name="T33" style:family="text">
      <style:text-properties officeooo:rsid="00ebc059"/>
    </style:style>
    <style:style style:name="T34" style:family="text">
      <style:text-properties officeooo:rsid="00ee3399"/>
    </style:style>
    <style:style style:name="T35" style:family="text">
      <style:text-properties officeooo:rsid="00f11521"/>
    </style:style>
    <style:style style:name="T36" style:family="text">
      <style:text-properties officeooo:rsid="00f30529"/>
    </style:style>
    <style:style style:name="T37" style:family="text">
      <style:text-properties officeooo:rsid="00f61294"/>
    </style:style>
    <style:style style:name="T38" style:family="text">
      <style:text-properties officeooo:rsid="00f78b00"/>
    </style:style>
    <style:style style:name="T39" style:family="text">
      <style:text-properties officeooo:rsid="00fa8bc4"/>
    </style:style>
    <style:style style:name="T40" style:family="text">
      <style:text-properties officeooo:rsid="00fc15a6"/>
    </style:style>
    <style:style style:name="T41" style:family="text">
      <style:text-properties officeooo:rsid="00feb3f5"/>
    </style:style>
    <style:style style:name="T42" style:family="text">
      <style:text-properties officeooo:rsid="00ff0359"/>
    </style:style>
    <style:style style:name="T43" style:family="text">
      <style:text-properties officeooo:rsid="0100f8a9"/>
    </style:style>
    <style:style style:name="T44" style:family="text">
      <style:text-properties officeooo:rsid="0101d4db"/>
    </style:style>
    <style:style style:name="T45" style:family="text">
      <style:text-properties officeooo:rsid="0102083f"/>
    </style:style>
    <style:style style:name="T46" style:family="text">
      <style:text-properties officeooo:rsid="01035b83"/>
    </style:style>
    <style:style style:name="T47" style:family="text">
      <style:text-properties officeooo:rsid="01075c8c"/>
    </style:style>
    <style:style style:name="T48" style:family="text">
      <style:text-properties style:text-line-through-style="none" style:text-line-through-type="none" style:text-underline-style="none" fo:font-weight="normal" officeooo:rsid="007e9d52" fo:background-color="#66ff66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underline-style="none" fo:font-weight="normal" officeooo:rsid="00790c1e" fo:background-color="#66ff66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underline-style="none" fo:font-weight="normal" officeooo:rsid="010a04fa" fo:background-color="#66ff66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underline-style="none" fo:font-weight="normal" officeooo:rsid="010fb6cc" fo:background-color="#66ff66" loext:char-shading-value="0" style:font-weight-asian="normal" style:font-weight-complex="normal"/>
    </style:style>
    <style:style style:name="T52" style:family="text">
      <style:text-properties style:text-line-through-style="none" style:text-line-through-type="none" style:text-underline-style="none" fo:font-weight="normal" officeooo:rsid="0119ba44" fo:background-color="#66ff66" loext:char-shading-value="0" style:font-weight-asian="normal" style:font-weight-complex="normal"/>
    </style:style>
    <style:style style:name="T53" style:family="text">
      <style:text-properties style:text-line-through-style="none" style:text-line-through-type="none" style:text-underline-style="none" fo:font-weight="normal" officeooo:rsid="008afa9e" fo:background-color="#ff0066" loext:char-shading-value="0" style:font-weight-asian="normal" style:font-weight-complex="normal"/>
    </style:style>
    <style:style style:name="T54" style:family="text">
      <style:text-properties officeooo:rsid="010a7a66"/>
    </style:style>
    <style:style style:name="T55" style:family="text">
      <style:text-properties officeooo:rsid="010f191c"/>
    </style:style>
    <style:style style:name="T56" style:family="text">
      <style:text-properties officeooo:rsid="010fb6cc"/>
    </style:style>
    <style:style style:name="T57" style:family="text">
      <style:text-properties officeooo:rsid="00ca0765"/>
    </style:style>
    <style:style style:name="T58" style:family="text">
      <style:text-properties officeooo:rsid="011165d4"/>
    </style:style>
    <style:style style:name="T59" style:family="text">
      <style:text-properties officeooo:rsid="0111d0eb"/>
    </style:style>
    <style:style style:name="T60" style:family="text">
      <style:text-properties fo:font-weight="bold" officeooo:rsid="00cbe4eb" style:font-weight-asian="bold" style:font-weight-complex="bold"/>
    </style:style>
    <style:style style:name="T61" style:family="text">
      <style:text-properties officeooo:rsid="01181b0e"/>
    </style:style>
    <style:style style:name="T62" style:family="text">
      <style:text-properties officeooo:rsid="0119ba44"/>
    </style:style>
    <style:style style:name="T63" style:family="text">
      <style:text-properties officeooo:rsid="00cdcd21"/>
    </style:style>
    <style:style style:name="T64" style:family="text">
      <style:text-properties officeooo:rsid="007e9d52" fo:background-color="#66ff66" loext:char-shading-value="0"/>
    </style:style>
    <style:style style:name="T65" style:family="text">
      <style:text-properties officeooo:rsid="00790c1e" fo:background-color="#66ff66" loext:char-shading-value="0"/>
    </style:style>
    <style:style style:name="T66" style:family="text">
      <style:text-properties officeooo:rsid="008afa9e" fo:background-color="#ff006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Část <text:span text:style-name="T1">2 - Základy</text:span></text:p>
      <text:p text:style-name="P53"><text:span text:style-name="T64">&lt;</text:span><text:span text:style-name="T65">page</text:span><text:span text:style-name="T64">&gt;&lt;</text:span><text:span text:style-name="T65">page</text:span><text:span text:style-name="T64">&gt;</text:span><text:span text:style-name="T66">END</text:span></text:p>
      <text:p text:style-name="P5"><text:span text:style-name="T48">&lt;</text:span><text:span text:style-name="T49">page_</text:span><text:span text:style-name="T50">S31</text:span><text:span text:style-name="T48">&gt;</text:span></text:p>
      <text:p text:style-name="P3">Suverenita je <text:s/><text:span text:style-name="T54">pojem </text:span>síly a ten kdo <text:span text:style-name="T54">jej </text:span>používá jako <text:span text:style-name="T54">právnický </text:span>termín bude <text:span text:style-name="T54">se </text:span>vždy <text:span text:style-name="T54">dostane </text:span>do ne<text:span text:style-name="T54">očekávaných </text:span>výsledků.</text:p>
      <text:p text:style-name="P3">(Ludwig von Rochau, Foundation of Realpolitik, vol1, 1853) (1)</text:p>
      <text:p text:style-name="P3"/>
      <text:p text:style-name="P6"><text:span text:style-name="T2">V roce <text:s/>1853 . ve věku <text:s/>43 roků, Ludwig von Rochau publikoval Grundsatze der Realpolitik: Angewendet auf die staalichen Zustande Deutschlands (který je překládán jako Základy Realpolitiky (angl. Foundations of Realpolitik), a který byl aplikovan na tehdejší stav Německa). Ve druhém vydání, které následovalo v roce 1859, Rochau</text:span> <text:span text:style-name="T2">přidal novou předmluvu a ostatní text zůstal jinak nezměněn.(2) V roce 1868, vypracoval <text:s/>druhý, mnohem objemnější svazek, ve kterém věnoval <text:s/>veliké úsilí, aby <text:s/>definoval co podle něho <text:s/>tento novotvar znamená a řeší některé z výtek, z nichž mnohé jsou i v dnešní době aktuální. Toto vše Rochau shrnul do druhého svazku Základy Realpolitiky, kdy výchozí základy reprezentuje první svazek z roku 1853.</text:span></text:p>
      <text:p text:style-name="P9"><text:tab/>První svazek Základy Realpolitiky obsahuje <text:span text:style-name="T55">jen <text:s/>něco málo </text:span>přes dvě stě stran. Svazek je rozdělen do dvace jedna kapitol a <text:s/>přibližně na dvě poloviny. První polovina zkoumá strukturu státu a sociální síly v n<text:span text:style-name="T55">ěm</text:span>, což by mohlo být označeno jako základn<text:span text:style-name="T55">í</text:span> metod<text:span text:style-name="T55">a</text:span> Realpolitiky. Dr<text:span text:style-name="T55">u</text:span>há část kn<text:span text:style-name="T55">i</text:span>hy aplikuje tyto <text:span text:style-name="T55">poznatky </text:span>na stávající politické <text:span text:style-name="T55">poměry </text:span>v Německu, <text:s/>tak jak je právě Rochau vid<text:span text:style-name="T55">ěl</text:span>. Rochau byl spíše novinář a aktivista než právník, a nija<text:span text:style-name="T55">k</text:span> <text:span text:style-name="T55">zvláště </text:span>se nezajímal o filosofii nebo metafyziku <text:span text:style-name="T55">jako takové</text:span>. Nicméně, <text:span text:style-name="T56">nebylo by to spravedlivé, kdybychom chtěli </text:span>říci, že to co vymyslel <text:s/>nem<text:span text:style-name="T56">á žádnou hodnotu ve smyslu </text:span>práce <text:span text:style-name="T56">o</text:span> politické<text:span text:style-name="T56">m</text:span> myšlení. Tak jak vykreslil <text:span text:style-name="T56">širokou paletu </text:span>myšlenek a <text:s/>idejí, <text:span text:style-name="T56">které </text:span>se pokusil syntetizovat, <text:span text:style-name="T56">potom </text:span>jeho <text:span text:style-name="T56">termín </text:span><text:span text:style-name="T11">Realpolitik</text:span> byl <text:s/>bezesporu originální, <text:span text:style-name="T56">ne-li zcela </text:span>bezchybný<text:span text:style-name="T56">m. </text:span><text:span text:style-name="T48">&lt;</text:span><text:span text:style-name="T49">page_</text:span><text:span text:style-name="T51">E</text:span><text:span text:style-name="T50">31</text:span><text:span text:style-name="T48">&gt;&lt;</text:span><text:span text:style-name="T49">page_</text:span><text:span text:style-name="T50">S3</text:span><text:span text:style-name="T51">2</text:span><text:span text:style-name="T48">&gt;</text:span><text:span text:style-name="T57">Základy Realpolitik jsou založeny na čtyřech vzájemně propojench předpokladech.</text:span></text:p>
      <text:p text:style-name="P10"><text:tab/>Zákon silnějšího je určující politický faktor. <text:span text:style-name="T59">Proto</text:span> suverenita není přirozené právo (<text:span text:style-name="T59">ani </text:span>pro „lid“ nebo „<text:span text:style-name="T59">panovníka“</text:span>), ale j<text:span text:style-name="T59">e </text:span>odraz <text:span text:style-name="T59">moci</text:span>. <text:s/><text:span text:style-name="T3">To zpráva, kterou Rochau nasměroval především na svoje liberální kolegy, po jejich porážce v roce 1848.</text:span></text:p>
      <text:p text:style-name="P49"><text:tab/><text:span text:style-name="T3">Nejefektivnější formou vlády je ta, která pro vládnutí využívá nejmocnější sociální síly uvnitř státu, využívá jejich energii <text:s/>a dosahuje mezi nimi rovnováhy. Čím více harmonický je stát uvnitř, tím větší je jeho potenciální význam. Toto je zpráva, kterou <text:s/>Rochau poslal vládcům Německa, <text:s/>aby je povzbudil při ve snaze začlenit střední třídu do politiky a veřejného života, aby působilii směrem k reprazentativnějšímu systému vládnutí.</text:span></text:p>
      <text:p text:style-name="P50"><text:tab/><text:span text:style-name="T4">Ideje v politice, hrají roli, která není dosteně chápána. Ryzost nebo soudržnost idejí, <text:s/>ve svojí „vlastní vrozené pravdě“ jsou v otázkách politiky jen sotva použitelné. Ve skutečnosti nemorální nebo nekulturní <text:s/>ideje jsou <text:s/>často mnohem <text:s/>mocnější než vzešené ideje. Záleží na lidech, kteří jsou zastánci idejí a jak silně je prosazují.</text:span></text:p>
      <text:p text:style-name="P10"><text:tab/><text:span text:style-name="T5">Modernita změnila povahu státnictví. Veřejné mínění je vždy mnohem důležitější <text:s/>a <text:s/>„Zeitgeist“ <text:s/>( „duch doby“) je <text:s/>jedním z nejdůležitějších faktorů při určování <text:s/>trajktorie <text:s/>národní politiky. V této rychle se měnící éře, nacionalismus může pracovat jako potenciální pojivopři slaďování <text:s/>sil v rámci státu, které by jinak mohly přejít do vzájemného válečného stavu.</text:span></text:p>
      <text:p text:style-name="P10"/>
      <text:p text:style-name="P51"><text:span text:style-name="T60">Právo silnějšího</text:span></text:p>
      <text:p text:style-name="P11">Rochau <text:s/>první kapitola začíná tvrzením, že existence <text:s/>státu <text:s/>je „přirozený“ <text:span text:style-name="T61">jev</text:span>, <text:s/>podle <text:span text:style-name="T61">kterého </text:span>si on myslí, <text:span text:style-name="T61">že představuje </text:span>určitý nebo <text:span text:style-name="T6">nevyhnutelný fakt <text:s/>života. <text:s/>Jak Aristotelovův citát, že „Člověk je <text:s/>politický tvor“ tak i křesťanská víra, <text:s/>a stát <text:s/>pocházejí od Boha, byly založeny na stejném předpokladu, že <text:s/>stát <text:s/>byl <text:s/>nevyhnutelnou <text:s/>součástí <text:s/>lidské existence. Proto tato konstatování nevyžadují <text:s/>žádné dlouhé vysvětlování.</text:span></text:p>
      <text:p text:style-name="P52"><text:tab/><text:span text:style-name="T62">Další otázka, která je pro politiky mnohem důležitější, je, kdo má právo vládnout ve státě. </text:span><text:soft-page-break/><text:span text:style-name="T62">Frankfurtský sněm v letech 1848-1849 strávil dlouhé měsíce v diskuzích o správné podobě německé ústavy. <text:s/>Co si členové sněmu neuvědomovali <text:s/>bylo, že suverenita nebyla </text:span><text:span text:style-name="T48">&lt;</text:span><text:span text:style-name="T49">page_</text:span><text:span text:style-name="T51">E</text:span><text:span text:style-name="T50">3</text:span><text:span text:style-name="T52">2</text:span><text:span text:style-name="T48">&gt;&lt;</text:span><text:span text:style-name="T49">page_</text:span><text:span text:style-name="T50">S3</text:span><text:span text:style-name="T52">3</text:span><text:span text:style-name="T48">&gt;</text:span><text:span text:style-name="T63">přirozenou vlastnost lidí navíc, ale že to byla přirozená vlastnost Boha, panovníka nebo aristokracie. Suverenita nebyla právem, ale odraz síly a moci.</text:span><text:span text:style-name="T53">END</text:span></text:p>
      <text:p text:style-name="P13"><text:tab/>Pro Rochau , právo silnějšího „ dominuje v životě uvnitř státu a to stejným způsobem jako síla gravitace dominuje fyzikálnímu světu.“ <text:s/>Debata <text:s/>o otzce <text:s/>kdo nebo co <text:s/>by měl mít roli práva, <text:s/>moudrost, cnost, <text:s/>jedna osoba , málo nebo mnoho, <text:s/>to byl předmět/záležitost která patřila k poli filosofických spekulací: “praktická politika mus být nejdříve ze všeho <text:span text:style-name="T7">bojovat? s faktem , že <text:s/>síla samotná <text:s/>je v pozici práva.“ <text:s/>Na nejjednoduší úrovni vládnutí <text:s/>představuje že uplatňuje sílu (Macht)? <text:s/>a vláda/dominance/autorita (Herrschaft) <text:s/>jsou fundamentální pravda podléhající základní? <text:s/>celé politiky a <text:s/>představuje <text:s/>klíč k celé historii,“ napsal. <text:s/>To bylo „ zavádějící </text:span><text:s/><text:span text:style-name="T7">pýcha“, která „ odmítá <text:s/>rozeznat tento vztah, nebo který <text:s/>pohlíží na to jako neodpovídající/nepravy ? stav, který může a musí být <text:s/>korigovány.“</text:span></text:p>
      <text:p text:style-name="P13"><text:tab/><text:span text:style-name="T8">Zatímco právo silnějšího bylo uplatňováno po století, <text:s/>vyvstávala řada mylných názorů? Například <text:s/>teeoretikové státní moci (takový jako ti kdo <text:s/>hovoří o <text:s/>„dědické právo krále“) <text:s/>vytvořilo mylný názor ve víru, že <text:s/>protože <text:s/>právo silnějšího dominuje <text:s/>politice, <text:s/>nejsilnější proto měl <text:s/></text:span><text:span text:style-name="T10">právo</text:span><text:span text:style-name="T8"> aby převládlo. <text:s/>Jedním z největších úspěchů <text:s/>Osvícenectví? <text:s/>bylo podkopávat poznámky/názoru že „může vytvářet právo.“ Ve skutečnosti Rochau věřil že tento názor/pohled <text:s/>nebyl jenom <text:s/>pouze zavádějící ale „nemorální“. <text:s/>Mezitím však <text:s/>liberálové ztratili <text:s/>pohled nejsilnějšího na morální základy, <text:s/>které oni špatně navrhli z pozice/povahy síly/moci. <text:s/>Toto bylo zdrojem „syrových omylů“, které konstituovaly ve <text:s text:c="2"/>většině evropských <text:s/>států, které byly vinné?</text:span></text:p>
      <text:p text:style-name="P13"><text:tab/><text:span text:style-name="T12">Tato realizace měla dva důležité následky <text:s/>pro liberální politiky směřující vpřed. Prvním <text:s/>bylo poznání, že stát <text:s/>by měl být regulován nebo řízen právem , které <text:s/>bylo špatné. <text:s/>Bylo iracionální požadovat aby síla byla podřízena právu. Síla se ale? podorbí jen větší síle. <text:s/>Dryuhý následekv srdci liberalismu byla idej, že politická síla by mohla být <text:s/>by se mohla vyhnout dohodnutému závazku <text:s/>( například v podbě ústavy. <text:s/>V minulosti, takové dohody, mezi <text:s/>ovládanými a vládnoucími, <text:s/>byly akceptovány pouze kteří měli sílu/moc a to tak dlouho dokud vyhovovaly jejich zájmům. <text:s/>Způsob ve kterém pruský král fridrich Vilém? rozpustil revoluční Frankfurtský sněm? <text:s/>tak snadno, po počátečním slibu, že budou odsouhlaseny k liberální požadavkům z roku 1848, bylo <text:s/>čerstvé v Rochau mysli. <text:s/>Hořká zkušenost <text:s/>nyní způsobila, že opustil Platonovu ideu? Repubůliky (wiki)?</text:span></text:p>
      <text:p text:style-name="P12">33_E</text:p>
      <text:p text:style-name="P14">34_S <text:span text:style-name="T13">20160511</text:span></text:p>
      <text:p text:style-name="P15">a <text:s/>Jean-Jacque Rousseauovo <text:s/><text:span text:style-name="T9">Social Contract_wiki</text:span><text:span text:style-name="T14"> jako „historicky falešné“, <text:s/>a „filosoficky neudržitelné.“ <text:s/>Vyznávání slepé úctty <text:s/>takovým „duchům“ minulosti, liberálové selhali při odhalování <text:s/>měnící se struktury <text:s/>společnosti , ve které působili. <text:s/>Tyto „vzdušné zámky (Luftschlosser), které byly vystavěny se rozplynuly <text:s/>v modre mlze?“ a <text:s/>nastal čas odmítnout takové „ chimerické obrazy (Phantasiebilder).“</text:span></text:p>
      <text:p text:style-name="P15"><text:span text:style-name="T14"><text:tab/></text:span><text:span text:style-name="T15">To co Rochau <text:s/>kritizoval <text:s/>svoje liberální kolegové <text:s/>pro co nebyli <text:s/>jejich „přesvědčení a <text:s/>usvědčení“ <text:s/>ale jejich předpoklad, že toto byly politické <text:s/>síly v jejich <text:s/>vlastním právu? „Svědomitost je <text:s/>určitě velmi <text:s/>chtěný prvek v politice,“ napsal, „ale <text:s/>politika která jedná jakýkoliv danou záležitost jako záležitost svědomí běží v největším riziko <text:s/>ukončení <text:s/>v <text:s/>neplodném </text:span><text:span text:style-name="T16">kasuistice/chytráckém odůvodňování, a <text:s/>rozporocováním na <text:s/>bezvýznamné atomy velkých sil, které <text:s/>mohou fungovat efektivněji toliko jako součást mas.“ <text:s/>Další lekce z roku 1848 byal , že <text:s/>politické formulace <text:s/>nemohou být <text:s/>přenášeny z jednoho <text:s/>státu do jiného. <text:s/>Zkušenost ukázala, že chování konstitučních <text:s/>politiků „mezi <text:s/>abstraktními <text:s/>vědeckými řádky nebo na základě <text:s/>principů“ <text:s/>byly jen vyjímečně <text:s/>užitečné <text:s/>kvůli <text:s/>„rozmanitosti sociálních vztahů“, které existovaly v různých státech. (4)</text:span></text:p>
      <text:p text:style-name="P15"><text:span text:style-name="T16"><text:tab/>Existuje <text:s/>žihadlo v Rochau ocasu??? <text:s/>Tato otázka s kterou konstituce? byla ideální nejlépe patří k <text:s/>sféra <text:s/>filosofických <text:s/>spekulací. Liberálové se zmýlili <text:s/>při pohledu na tuto skutečnost. </text:span><text:span text:style-name="T17"><text:s/>Ale tato otázka v níž <text:s/>konstituce? byla <text:s/>nejvíce efektivní byla <text:s/>jednou z těch kritických v každém státě. <text:s/>Smyslem </text:span><text:soft-page-break/><text:span text:style-name="T17">konstituce <text:s/>bylo aby reflektovala vzájemné ovlivňování sociálních sil ve státě, od tříd a zájmovbých skupin k idejím a názorům. <text:s/>Studium <text:s/>sil, které stvořily, podporují a <text:s/>transformují stát byla, ve skutečnosti, tento výchozí bod <text:s/>pro <text:s/>dosažení jakéholiv politického <text:s/>pohledu. <text:s/>Každá politická síla <text:s/>může legitimně tvrdit poznani, rozpoznani <text:s/>ve státě, <text:s/>ne <text:s/>podle požadavku legálních práv???, <text:s/>ale podle cnosti jeho síly (jeho „šířky“ <text:s/>nebo „dosahu“). <text:s/>Síla státu samotného , mezitím, byla „pouze součet čísel různých <text:s/>sociálních sil, které stát absoboval.“</text:span></text:p>
      <text:p text:style-name="P15"><text:span text:style-name="T17"><text:tab/>Ve skutečnosti Rochau byl </text:span><text:span text:style-name="T18">vyčaroval <text:s/>obraz <text:s/>mnohem robustnější, „plný,“ <text:s/>a silnou formu národního státu, <text:s/>nadřazený <text:s/>malým autokratickým státům, které ve skutečnosti představovaly německo. <text:s/>„mnohem hluboce společenský <text:s/>subjekty záležitosti pronikaly <text:s/>a <text:s/>mnohem kompletně <text:s/>jej zaplňovaly stát, zdravější ve svém politickém těle, dokonce když <text:s/>jeho vnější podoba vykazovala <text:s/>mnohé? nepravdelnosti,“ <text:s/>argumentoval. (5) <text:s/>A jako člen <text:s/>liberální buržoasie, Rochau stále chtěl <text:s/>získat přístup ke státu. Ve skutečnosti, věřil že <text:s/>zdravý stát by měl <text:s/>dokázat vtělit <text:s/>střední třídy. <text:s/>takto řečeno, také si dokázal uvědomit, že <text:s/>po chybách roku 1848, on a jeko buržoasní <text:s/>spolupracovníci dokázali podstoupit </text:span></text:p>
      <text:p text:style-name="P14">34_E<text:span text:style-name="T19"> </text:span></text:p>
      <text:p text:style-name="P16">35_S</text:p>
      <text:p text:style-name="P17">cestu aby získali vstup.</text:p>
      <text:p text:style-name="P17"><text:tab/>Zpráva pro <text:s/>Prince</text:p>
      <text:p text:style-name="P17">To co začalo s kritikou <text:s/>naivního liberalismu nyní začalo se přesouvat k jinému směru. Argumentací pro společný, <text:s/>historizující pochopení <text:s/>původu státu <text:s/>nad <text:s/>legálním konstitučním státem, Rochau se přesunul od <text:s/>klasického liberalismu <text:s/>nebo <text:s/>přirozených <text:s/>právních teorií. <text:s/>Stejně, však <text:s/>Rochau připravoval<text:tab/>základ pro <text:s/>kritiku autokratických režimů, které byly rekonstruovány napříč Německem po roce 1850. <text:s/>Podle počtu příležitostí uvedených v této knize? <text:s/>uvrdil se <text:s/>v bodě/názoru že takové teorie o božských právech byly právě <text:s/>tak špatné a <text:s/>chimerickéé jako ty které <text:s/>predikovaly ideu <text:s/>lidové suverenity???wiki <text:s text:c="2"/>Politické filosofie, která přičítala <text:s/>„ nesmazatelný chrakter suverenity? k monarchii,“ napsal, „ hřích/prohřešek <text:s text:c="2"/>proti <text:s/>důvodu/příčině <text:s/>a historie <text:s/><text:span text:style-name="T20">právě tak jako Rochau nebo jakákoliv jiná doktrína která definuje severenitu právě a pro všechny a pro lidi.“ (6)</text:span></text:p>
      <text:p text:style-name="P17"><text:tab/><text:span text:style-name="T21">Autokratické nebo tesně svázané <text:s/>monarchie obsahovaly vrozenou vadu, která je činila slabými a omezovaly jejich další růst. <text:s/>Slabost ústavy/konstituce spočívala v tom , že odpírala účast ve státě pro mocné sociální síly a proto <text:s/>selhala při spojování jejich energie aby vytvořily stát mnohem silnějším. <text:s/>Horší bylo že ústava, která takto uměla <text:s/>udržovala při životě „pasivní a bezruké elementy“ v rámci státu. <text:s/>Podle těchto „pasivních a bezrukých elementů“ <text:s/>podle názoru Rochau <text:s/>zůstávají <text:s/>prastaré režimy <text:s/>takové jako aristokraté, princátka a <text:s/>náboženská <text:s/>hierarchie <text:s/>jejichž <text:s/>spolecensky síla byla na sestupu. <text:s/>Takové zachytávání byla „mrtva zatez“.</text:span></text:p>
      <text:p text:style-name="P18"><text:tab/><text:span text:style-name="T22">Bylo přiznnačné, že Rochau použil citaci z anglické <text:s/>filosofie státnosti Sira Francise Bacona (wiki) <text:s/>na titulní straně Základy Realpolitiky (Základy Realpolitiky). <text:s/>Cot oto odhaluje je, že Rochau nebyl <text:s/>jednoduše <text:s/>nenasměroval <text:s/>svoji knihu pro svoje liberální kolegy ale <text:s/>na stávající práva v německu. <text:s/>Podle tohoto citátu, podle Bacona, <text:s/>kter byl sám studentem Machiavelliho, <text:s/>kritizuje tzv. <text:s/>moudrost <text:s/>princů, kteří <text:s/>spoléhali na „jemné <text:s/>dodání a posunutí nebezpečí a zlo, když setojí nedalko od něj“ (krátkodobě a reaktivní měření), spíše „než <text:s/>pevný a na základech postupu aby je držel lhostejnými“ <text:s/>(což by mohlo být označeno jako <text:s/>velká strategie(). Pro ty kdo jsou zmateni taktickou ohebností <text:s/>ve stručnosti s <text:s/>dlouhodobou strategií, <text:s/>on upozornuježe spoléhali na štstěnu, spíše než dlouhodobé plánování. , „pro žádného jedince nemůže zabránit <text:s/>zažehnout jiskru, <text:s/>ani říci, kdy to nastane.“ (8)<text:tab/> </text:span></text:p>
      <text:p text:style-name="P16">35_E</text:p>
      <text:p text:style-name="P19">36_S</text:p>
      <text:p text:style-name="P19"><text:tab/>Ve skutečnosti Rochau uvádí toto v síle že oni již byli chyceni neopatrní událostmi roku 1848. <text:s/>A bylo=by daleko moudřejší <text:s/>od nich účastnit se <text:s/>budoucími politickými <text:s/>požadavky, které <text:s/>je definovali? <text:s/>jako <text:s/>opevnění proti nim. Pravděpodobně toto byla zpráva <text:s/>pro Otto von Bismarcka <text:soft-page-break/>přibrat/<text:span text:style-name="T23">vzít na palubu v jeho <text:s/>domácím politice právě tak jako jeho zahraniční politika, podle? <text:s/>vybarat si <text:s/>vynořující se <text:s/>sociální síly (buržoasie a proletariát) a podle předběžného <text:s/>požadavků liberálů a následně socialistů, tak <text:s/>spojujíce národd a <text:s/>výstavba prosperujícího státu.</text:span></text:p>
      <text:p text:style-name="P20"><text:tab/><text:span text:style-name="T24">Když <text:s/>Rochau hovořil o nových mocných sociálních sílách vynořujících se v Německu, samozřejmě začal poukazovat <text:s/>na <text:s/>narůstající sílu <text:s/>střední třídy, <text:s/>ke které vždy patřil. Při pohledu z jiného úhlu, je možé říci, že <text:s/>skutečným účelem jeho knihy bylo vytvořit pozitivni tvrzení v zájmu <text:s/>“Mittelstand“ (střední třída) pro jejich účast <text:s/>na řízení státu, ale <text:s/>na základě jejich síly než na základě přirozeného práva. (9) Tento požadavek <text:s/>pro reprezentaci přišel s vírou v jejich „vzdělání, bohatství, podnikavý duch a chuť k práci,“ které zvedaly potenciál politické síly. <text:s/>Rok 1848 dokázal, že <text:s/>buržoasie nemusí nutně vidět sami sebe <text:s/>jako homogenni zájmovou skupinu, samozřejmě. <text:s/>Ale právě <text:s/>protože nepůsobili v rámci <text:s/>unifikované „uvědomělá třída“ (fráze kterou Rochau použil z Marxe), to byla chyba podceňovat jejich skutečnou sílu. <text:s/>Dokonce ti s „nevyvinutými schopnosti a spícími dispozicemi tako započítanými jako sociální síly“ (10)</text:span></text:p>
      <text:p text:style-name="P23"><text:tab/>Tímto způsobem <text:s/>vmetl Rochau rukavici do stávajících německých pravidel <text:s/>ve smyslu jak by měla být chápána, spíše než tvrzení pro abstraktní práva, která nedokázala rozeznat. „Politici nemohou beztrestně pohrdat <text:s/>střední třídou jako kdyby to byl přívěšek k doktríně,“ <text:s/>varoval, <text:s/>politiciby mělivstoupit do okolností?. (11) <text:s/>Byl starý režim schopen <text:s/>absorbovat <text:s/>buržoasii, tak jak definoval, „za účelem zužitkovat <text:s/>je pro účely státu“ (například psostřednictvím daní)? (12) Snad nebyly připraveni splnit tento úkol, zdůraznil. „Vládnoucí sociální třídy, <text:s/>díky <text:s/>přirozenému egoismu , který je u všech <text:s/>živých bytostí?, <text:s/>obává se <text:s/>každého nového konkurenta, který si přeje <text:s/>zvýšit svůj význam v tomto státě.“</text:p>
      <text:p text:style-name="P20"><text:tab/><text:span text:style-name="T25">Co Rochau sdělil o síle vynořující se sociální síly a jejich výzvách ohledně státu <text:s/>(zejména když si dokázali uvědomit) obsahovaly ozvěny z Marxe, ale on <text:s/>byl rovnoměrně <text:s/>v bolestech zdůraznit že neexistuje předem determinované východisko. <text:s/>Spíše než představovat lineární <text:s/>teorii historického vývoje, jeho argumentem bylo že chytří politici dokáží sestavit-konstruovat strategii, která dokáže rozeznat takové změny a <text:s/>inteligentně se na ně přizpůsobit.</text:span></text:p>
      <text:p text:style-name="P19">36_E</text:p>
      <text:p text:style-name="P21">37_S</text:p>
      <text:p text:style-name="P22"><text:tab/><text:span text:style-name="T26">A na závěr, Rochau pokračoval v argumentaci, že <text:s/>prvním úkolem <text:s/>státníka <text:s/>bylo yhodnotit růyné sociální sílz <text:s/>představující <text:s/>výyvu ke stávajícímu pořádku. <text:s/>Jakmile toto udělá, <text:s/>měl „z čistě politického náyoru žádnou volbu ale <text:s/>buďto <text:s/>yařayení těchto <text:s/>sil nebo <text:s/>je potlačit. „Střední cesta“ bylo „apolitický a <text:s/>státní riyiko konfliktu a nebeypečí jestliže opustí tuto cestu.“ To bylo „protože síla, kterou <text:s/>stát neyařadil, se nutně musí stát svým oponentem.“ Mnoho států bylo poraženo „oponentz tohoto druhu, kteří měli předtím <text:s/>buďto pohrdal nebo se je pokoušel eliminovat.“ <text:s/>Násilné potlačení/eliminace <text:s/>jakékoliv <text:s/>sociální sílzm <text:s/>která ještě nepůsobila ve svém plném potenciálu , <text:s/>bylo <text:s/>jeden y nejobtížnějších <text:s/>úkolů politiků. <text:s/>Tužší <text:s/>konstituce byla více/mnohem křehčí <text:s/>stát, tužší konstituce, tím větší úsilí abz nové sílz yískalz prostor-vstup a „ mnohem násilnější je náray případného průlomu.“ (13)</text:span></text:p>
      <text:p text:style-name="P24"><text:tab/>Zatímco <text:s/>historicky poskztované instruktivní lekce, <text:s/>to nebyl zdroj neměnných <text:s/>pravidel. Zde Rochau učinil první počtu bodů o tom jak podmínky modernity změnily <text:s/>původ státnictví, <text:s/>jak <text:s/>taktiky o nabídce ve době <text:s/>Machiavelliho <text:s/>nebyly déle tak snadno aplikovatelné. V předcházejících historických obdobích? <text:s/>stát <text:s/>byl často schopen být vyhlazený-plošší a podmanil si <text:s/>výzvy pro svoje autority <text:s/>prostřednictvím <text:s/>použití násilí jako to Ma1 popsal ve svém Vladařovi (The Prince)(14). <text:s/>V moderní době však takové příklady měly „se státi mnohem vzácnější, <text:s/>býti <text:s/>v tomto státě <text:s/>nemít možnost stejnou <text:s/>volbu zbraní <text:s/>s kterými <text:s/>takový <text:s/>zápas <text:s/>může n být <text:s/>vybojová <text:s/>stejným způsobem jako předtím, <text:s/>býti že narůstající <text:s/>mobilita mnohem nedávných stoletích učinily nemožným <text:s/>nutnou životní sílu.“ (15) <text:span text:style-name="T27">V některých případech <text:s/>bylo mnohem jednodušší zabránit postupu <text:s/>cizím útočníkům než <text:s/>vážným vnitřním soupeřům. Stát, který se spoléhá na <text:s/>násilné metody, aby udržel svoji autoritu měl by neodkladně oslabovat <text:s/>svůj <text:s/>organický? svazky-pouta ve společnosti. <text:s/>Uplatňování těchto postupů se </text:span><text:soft-page-break/><text:span text:style-name="T27">„stává mnohem jistějším než stát který podřídí degeneraci a <text:s/>zchátralost.“ <text:s/>Takový stát, liberální stát, je otráven <text:s/>svoji vlastní vnitřní politikou. <text:s/>Naproti tomu zdravý stát <text:s/>je ten, který je nevyhnutelně <text:s/>mnohem silnější <text:s/>v porovnání <text:s/>se svými rivaly. „ Politická <text:s/>velikost/výzanm <text:s/>státu závisí <text:s/>kriticky na <text:s/>jistých rozsahu stability, bez přihlížení ke státním institucím ale s ohledněním skutečných sociálních podmíek a jejich rozvoji, „ vysvětluje. <text:s/>Pouze přednost této stability <text:s/>byla pokud možno <text:s/>zařazena“ <text:s/>význačný součet-shrnutí sociálních sil v <text:s/>sjednoceném a <text:s/>neměnném <text:s/>směru k <text:s/>specifickým <text:s/>státním <text:s/>cílům,“ <text:s/>a <text:s/>„pouze v přednosti? <text:s/>této stability <text:s/>může mít dosttek času vyhrát což je <text:s/>ve všech okolnostech nutné , aby dosáhl velké a trvající <text:s/>politického úspěchu.“ (16) <text:s/>V podstatě Rochau <text:s/>vyvolává/cituje <text:s/>obraz <text:s/>silného sjednoceného německého národního státu v budoucnu.</text:span></text:p>
      <text:p text:style-name="P26">E_37</text:p>
      <text:p text:style-name="P25">S_38</text:p>
      <text:p text:style-name="P25"><text:tab/><text:span text:style-name="T28">Existuje <text:s/>téměř konzervativní, <text:s/>organické <text:s/>cítění k této verzi <text:s/>státního vývoje/rozvoje. <text:s/>Právě tak jak pomalý růst <text:s/>zajišťuje dlouhý život v přírodě, „v politice pečlivé a korektní přístup zajišťuje <text:s/>trvalý hodnotu“. <text:s/>Stát s <text:s/>velkou „pružností“ <text:s/>byl státem, který byl pravděpodobně musel být ? zdravější a <text:s/>mnohem efektivní v dlouhé době. (17) <text:s/>V tomto ohledu a v mnoha dalších, Rochau , <text:s/>kombinující <text:s/>rozsáhlé liberální politické principy s <text:s/>konzervatívním <text:s/>chápáním historického vývoje, se tolik podobá německé verzii <text:s/>z pera Anglo-irského autora Edmunda Burkeho (wiki). Burkeho práce byla také dobře známa v německu, jeho „Reflections on revolution in France“ (..cz) <text:s/>byla přeložena Metternichovým rádcem, <text:s/>anti revolučním publicistou Friedrichem von Gentz. (wiki) (18)</text:span></text:p>
      <text:p text:style-name="P25"><text:tab/><text:span text:style-name="T29">Jako přívrženec <text:s/>Burkeho, Rochau <text:s/>vyjádřil <text:s/>výhody zastupitelského vládnutí? (wiki) . Ale <text:s/>tak jako Burke argumentoval, <text:s/>životaschopný politické instituce musí <text:s/>odrážet specifické národní okolnosti , v kterých existuje. <text:s/>V této náladě , Rochau <text:s/>doporučil/navrhoval <text:s/>aby Senat v America a Sněmovna Lordů ve Velké Británii, které byly založeny na principu výsadních práv? a <text:s/>majetku, byly stejně/rovnoměrně <text:s/>životaschpné, jako reflektovaly rovnováhu sociálních sil mezi nimi. To bylo „nejvíce <text:s/>beznadějný ve všech snahách“ <text:s/>aby se pokusil a usiloval ideje na lidi, kteří byly „udajně <text:s/>v jejich zájmecha ještě oni jsou inkongruentní v jejich přirozených a historických dispozicích.“</text:span></text:p>
      <text:p text:style-name="P25"><text:tab/><text:span text:style-name="T30">Tak Rochau napsal v pamětihodné větě, která zní „je absurdní pokusit se <text:s/>přenést evropské ideje o občanské svobodě do Turecka nebo Hinduistického státu.“ <text:s/>Dokonce I když určité elity <text:s/>v těchto státech <text:s/>byly odpovědné <text:s/>k těnto idejím <text:s/>vládnutí, což bylo <text:s/>vysoce <text:s/>nepravděpodobné, <text:s/>aby <text:s/>masa lidí byla. <text:s/>Tak jak rok 1848 dokázal <text:s/>vyspělí filosofové vládnutí <text:s/>zřídka kdy se dostali za hranice senátu <text:s/>nebo velkých měst. „Forma a osud státu jsou ve velké <text:s text:c="2"/>míře určovány silami, které jsou představovány <text:s/>masami, a kdekoliv <text:s/>se síly <text:s/>spojují dohromady, aby formovaly <text:s/>masy, které budou dosahovat vliv a <text:s/>setrvávající v rámci státu.“</text:span></text:p>
      <text:p text:style-name="P25"><text:s/><text:span text:style-name="T30">(19)</text:span></text:p>
      <text:p text:style-name="P25"/>
      <text:p text:style-name="P25"><text:tab/><text:span text:style-name="T30">Síla idejí</text:span></text:p>
      <text:p text:style-name="P25"><text:tab/><text:span text:style-name="T30">Rochau byl dítě Osvícenectví. <text:s/>Měl klasické buržoasní pochopení pokroku, které drželo liberální ixeje, které přinášejí mnohem sofistikovanější, inteligentnější a <text:s/>morálnější ve veřejném životě. <text:s/>Tak postupný šíření <text:s/>vzdělávání a <text:s/>bohatství byly rozhodující síly <text:s text:c="2"/>historického</text:span></text:p>
      <text:p text:style-name="P25">E_38</text:p>
      <text:p text:style-name="P27">S_39</text:p>
      <text:p text:style-name="P27">změny <text:span text:style-name="T31">Jak Rochau popsal, to byl ten důvod kdy síla byla <text:s/>„přenesena z ruky jednoho individua do rukou měkolika a <text:s/>konečně do rukou mnohých.“ <text:s/>Vzdělání a hohatství <text:s/>byli „mostem, který <text:s/>směřuje k politické síle pro <text:s/>jednu všeobecnou <text:s/>třídu po jiných.“ <text:s/>Pravidla by mohla <text:s/>učinit jen málo?, aby se tomu zabránilo. <text:s/>jedinným způsobem <text:s/>jak to udělat bylo „trvání nevědomosti a chudoby,“ <text:s/>ale <text:s/>státník, který se pokusil <text:s/>zachovat nevědomosta svých lidí byl státník, který nebyl hoden tohoto označení/jména. (20)</text:span></text:p>
      <text:p text:style-name="P27"><text:tab/><text:span text:style-name="T32">Navíc modernita <text:s/>nebyla <text:s/>jedinnou cestou k liberální politickému výsledku nebo k morálnímu zlepšení. Státník musí také vzít do úvahy <text:s/>„tyto <text:s/>latentní? <text:s/>síly zvyku, tradice a stagnace“ , které stále </text:span><text:soft-page-break/><text:span text:style-name="T32">ještě existují <text:s/>v rámci <text:s/>společnosti. <text:s/>Vedle <text:s/>bohatství a inteligence on spojoval? <text:s/>se středními <text:s/>třídami, <text:s/>existovalo ještě vysoký stupeň „chudoby, <text:s/>nedostatku znalosti, zaujatost a … hloupost.“ <text:s/>Společnost by <text:s/>mohla naříkat a <text:s/>objekt pro nemorální praxi samozřejmě, ale také by mělo být konfrontováno takové <text:s/>chování, <text:s/>dokonce kriminální, <text:s/>nemůže pouze//jen <text:s/>požadovat ale <text:s/>dokonce přesně <text:s/>jistý <text:s/>politické poznání bez ohledu na skutečnost, že jejich původ <text:s/>je nepřátelský ke společnosti a ke státu.“ (21)</text:span></text:p>
      <text:p text:style-name="P27"><text:tab/><text:span text:style-name="T33">V hodnotě pozastavení? <text:s/>zde <text:s/>považujme že Rochau <text:s/>hovoří o roli morálky ve státním zřízení. <text:s/>Ale to nebylo by zavrženo/odhozeno a měl <text:s/>to pravé místo v politických kalkulacích. <text:s/>Ve stejné době , morální principy byly vždy <text:s/>předmětem <text:s/>kompromisu. <text:s/>To nebylo aby se řeklo „tam? neexistuje <text:s/>žádný <text:s/>morální závazek v politice, ale spíše <text:s/>že <text:s/>existuje <text:s/>oezení kde <text:s/>skutečná možnost <text:s/>pro vyplnění těchto závěrů závazků, „ napsal. <text:s/>Abycho osvětlili tento <text:s/>názor, Rochau nabízel seznam příkladů <text:s/>v kterých <text:s/>morální ohledy by mohly být <text:s/>sníženy na <text:s/>druhořadé <text:s/>zájem. <text:s/>Nejprve, <text:s/>jestliže stát <text:s/>děká „lichvářský úděl s financemi v situaci v které je pod finančním tlakem <text:s/>? , tehdy by měl udělat <text:s/>ústupek <text:s/>k nemorálnosti, ale <text:s/>ne protože to chce, ale protože <text:s/>musí.“ <text:s/>Za druhé <text:s/>ve tváři „vzpouře nebo <text:s/>vojenské vzpoury,“ <text:s/>politici „ mohou <text:s/>udělat <text:s/>jednání/úděl <text:s/>se samotným kriminálním činem samotným“ <text:s/>podle jednání se vzbouřenci nebo rebely. <text:s/>Může dokonce být <text:s/>že <text:s/>vláda <text:s/>velkého státu „se nedokáže vyhnout <text:s/>přiijít , aby tolerovala <text:s/>přítomnost s povstalci.“ <text:s/>Rochau uvádí příklad José mariá Morelose , kněze a revolučního rebelského vůdce, který vedl hnutí mexickou válku za nezávoislost? <text:s/>v roce <text:s/>1810 ještě před tím <text:s/>než byl zajat a zabit <text:s/>španělskými <text:s/>autoritami v roce 1815. <text:s/>Jestliže <text:s/>vláda Ferdinanda VII <text:s/>nedokázala <text:s/>chytit José mariá, rgumentuje, <text:s/>mělo by <text:s/>být právem politickéhé volby pro vyjednávání s ním <text:s/>a dojednání míru. Rochau <text:s/>tušil <text:s/>kritiku, že on <text:s/>obhajoval <text:s/>nemorálnost ve státě, a on již obdržel odpověď. <text:s/></text:span></text:p>
      <text:p text:style-name="P27">E_39</text:p>
      <text:p text:style-name="P28">S_40</text:p>
      <text:p text:style-name="P29"><text:tab/>„<text:span text:style-name="T34">Takový kurs mohl být pouze považován za PRAAVOU <text:s/>nebo DOBROU politiku pro mizernou vládu a <text:s/>vyčerpaný stát,“ definoval jasně. <text:s/>Niméně, <text:s/>poznamenal, že <text:s/>církev/kostel <text:s/>udělal mnoho takových <text:s/>kompromisů u morálních záležitostech takové jako bylo otroctví a <text:s/>že to bylo <text:s/>nefér udržovat vládnutí na <text:s/>vyšších standardech. <text:s/>Morálka „ by neměla být přísnější na politiky než na náboženství,“ <text:s/>definoval . (22)</text:span></text:p>
      <text:p text:style-name="P31"><text:tab/>Podobně jako Marx tak i Rochau věřil že dominantní <text:s/>ideologické proudy ve společnosti <text:s/>jsou vyostřovány změnami <text:s/>v souvisejících socio-ekonomickými struturami. <text:s/>Nevyhnutelně <text:s/>s nutností nových sociálních sil <text:s/>nastal růst <text:s/>nových idejí o tom jak <text:s/>organizovat stát. Příklad, který Rochau použil <text:s/>bylo <text:s/>kesající bohatství agrárních majetků <text:s/>v proporcích k mobilnímu bohatstvíí spojeným s buržoasií. Důsledkem <text:s/>to byl pokles <text:s/>v politické <text:s/>působení poremkové aristokracie. Idejí že toto horní vrstvy společnosti <text:s/>měly být <text:s/>uděleny <text:s/>bezpodmínečně <text:s/>autoritám „ke kterým v minulosti <text:s/>dokonce <text:s/>nejvíce divoké se podvolily? sebe bylu kritizovány v rozsahu, který <text:s/>dnes pouze některé maličký zničily přežití?.“ <text:s/>„Záležitosti jako uvědomění buržoasní třídy , <text:s/>idea svobody, nacionalismu, <text:s/>idea lidské rovnosti jsou <text:s/>zcela <text:s/>nové faktory sociálního života pro mnoho dnešních států,“ <text:s/>což byl Rochau <text:s/>připraven <text:s text:c="2"/>připustit. <text:s/>Oni již <text:s/>ukázaly jejich sílu, ale <text:s/>v událostech roku 1848, <text:s/>kdy veřejný názor již ukázal/předvedl svoji sílu. <text:s/>Moderní státník <text:s/>by neměl odmítat možnost je rozeznávat. (23)</text:p>
      <text:p text:style-name="P29"><text:tab/> <text:span text:style-name="T35">Jak by síla <text:s/>veřejného mínění mohl být ohodnocena/určena v termínu Realpolitikyk potom? Abys I mohl odpovědět na tuto otázku, Rochau naznačil/načrtl <text:s/>rozdíl mezi <text:s/>různou stupňováním při stoupání v pořadí důležitosti. <text:s/>V první <text:s/>instanci věřil že <text:s/>„mdlé samo-vědomí názor dne“ není oprávněn /nárokovat politické <text:s/>uvažování , taj jak to zcela prchavé a <text:s/>nezaměřeným. <text:s/>Z tohoto východiskovéhho bodu <text:s/>ale <text:s/>mnohem uvažující veřejné mínění <text:s/>se stává, a <text:s/>mnohem více? se transformuje <text:s/>do formy/podoby <text:s/>do pevného/přísného <text:s/>přesvědčení, <text:s/>mnohem více důležité se stává pro stát. <text:s/>To bylo když <text:s/>nálada nebo zaujetí <text:s/>se stávaly trasformovány do „víry“, <text:s/>kterou stát by nemohl dále dovolit <text:s/>ignorovat. <text:s/>Nejdůležitějším <text:s/>výrazem veřejného mínění <text:s/>je „Volksglaube“ (víra veřejnosti?), která by vždy měla být mělo být zacházeno <text:s/>s „pečí a ochranou, ne lichocením.“ (24)</text:span></text:p>
      <text:p text:style-name="P29"><text:tab/><text:span text:style-name="T36">Významně <text:s/>Rochau bylo zcela jasné, že „přesnost a <text:s/>racionalita“ <text:s/>nějaké ideja byla <text:s/>jeho </text:span><text:soft-page-break/><text:span text:style-name="T36">druhotným <text:s/>zájmem. Někdy se stát musí ohnout směrem k <text:s/>veřejnému názoru dokonce <text:s/>jestliže <text:s/>to udělá <text:s/>nerozumné nebo <text:s/>iracionální požadavky, nebo <text:s/>nakonec <text:s/>vláda <text:s/>musela předstírat že souhlasí s veřejným míněním <text:s/>tak jako si neudělá nepřátele. „ Dokonce I když hloupé předsudky <text:s/>nebo zakryté oči? <text:s/>chyby vážily <text:s/>těžší <text:s/>než <text:s/>pravda <text:s/>ve stabilním veřejném mínění,“ <text:s/>napsal, vláda „může </text:span></text:p>
      <text:p text:style-name="P28">E_40</text:p>
      <text:p text:style-name="P30">S_41</text:p>
      <text:p text:style-name="P32">jestliže je to rozumn, nikoliv <text:s/>přesně následovat předsudek a chybově poslepu, ale dávat/poskytovat přinejmenším <text:s/>malý a tolik jako je možné , aby si nevytvořila z těchto tříd nepřátele.“ <text:s/>Stejně, rozpoznávající <text:s/>důležitost „popularní víry,“ vlády by se <text:s/>měli také zacílit? aby <text:s/>uchovala <text:s/>pluralitu názorů (díky svobody slova?). <text:s/>Tak oblíbená vír? nemusí být obhospodařována <text:s/>přednostně v ceně ostatních <text:s/>intelektuýlních sil, které <text:s/>pomáhaly povzbuzovat intelektuální zovoj obyvatelstva. (25)</text:p>
      <text:p text:style-name="P32"><text:tab/><text:span text:style-name="T37">Zatímco <text:s/>oblíbená víra ? byla nejvyšším <text:s/>bodem veřejného mínění, Zeitgeist <text:s/>byl <text:s/>jejím <text:s/>nejširším důvodem. Zeitgeist byl <text:s/>„konsolidovaným/upevněým <text:s/>názorem století jak je vyjádřeno v jistých principech, názorech a zvyky důvodů.“ Jeden názor transformovaný sám <text:s/>do Zeitgeist <text:s/>k <text:s/>rozsahu, který stál pro prověření <text:s/>času? <text:s/>Zeitgeist <text:s/>představoval <text:s/>za všech okolností <text:s/>nejdůležitější <text:s/>vliv <text:s text:c="2"/>ve všech <text:s/>směrech <text:s/>politiky. <text:s/>Pro stát aqby působil <text:s/>s otevřeným odporem <text:s/>Zeitgeist byl kompletně samo poráželo. Politika, která se pokouší „emancipovat sama o sobě“ <text:s/>od lidsksých přesvědčení? <text:s/>by měla mít <text:s/>„velmi omezený prostor manávrování.“ (26) <text:s/>Pro zjednodušení, liberalismus a nacionalismus <text:s/>nejde zpět vrátit do schránky?. <text:s/>S pomocí <text:s/>silné politické síly <text:s/>může být „možné manipulovat občanstvem jako loutkami,“ <text:s/>ale <text:s/>ideály, které drželi aby neměly by být potlačeny na vždycky. (27)</text:span></text:p>
      <text:p text:style-name="P33"><text:tab/><text:span text:style-name="T38">Existovalo pokušení pro státy hrát důvtipnější hru rozděl a panuj, zasít neshodu mezi různé strany? v Zeitgeist. <text:s/>Z dlouhodobého hlediska však silný stát závisel na <text:s/>„podpoře potentního veřejného ducha.“ <text:s/>Zdravý stát <text:s/>vyžadoval některé stupně <text:s/>vnitřního zápasu pro svoje celkový vývoj. Ale některé boje <text:s/>riskovaly poškození státu, když nebyly <text:s/>zprostředkovány. namísto toho moderní stát by měl <text:s/>převzít výhodu dvou moderních politických <text:s/>fenoménu <text:s/>ery osvícenecství, <text:s/>to jsou „patriotism“ a „racionalita“. <text:s/>Jak racionalismus tak I patriotismus byly „přirozený smířlivý síly v konfliktech mezi různými <text:s/>politickými stranami.“</text:span></text:p>
      <text:p text:style-name="P39"><text:tab/>Jestlže všechny politické svazky? a <text:s/>veřejné sociállní pouta <text:s/>jsou ochablé, <text:s/>územní zájmy? a přání jsou tlačena <text:s/>do různých směrů, když <text:s/>vášnivé konflikty mezi různými <text:s/>politickými straami jsou hrozící aby rozebrat politické zřízení, poslední útočiště? <text:s/>pro dosažení <text:s/>usmíření by ělo být vědomý jednoho závazku/povinnosti pro zachování národa. <text:s/>To je proto proč <text:s text:c="2"/>lidské rozhodnutí <text:s/>bylo velmi <text:s/>těsně <text:s/>spjato <text:s/>s pohledem, který je krajním/nejzazším <text:s/>svatokrádeží k otázce národního ducha, poslední a nejhodnotnější <text:s/>garancí <text:s/>přirozeného <text:s/>uspořádání společnosti. A politici určení pro <text:s/>ponížení <text:s text:c="2"/>přerušení thoto ducha proto sestoupí do nejnižšího <text:s/>stupně/hodnosti <text:s/>nestoudnosti. (28)</text:p>
      <text:p text:style-name="P30">E_41</text:p>
      <text:p text:style-name="P34">S_42</text:p>
      <text:p text:style-name="P34"><text:tab/>Přestože zde necitoval Machiavelliho, nebo v žádném jiném bodě, <text:s/>Rochau va diskuse <text:s/>těchto úkazů byla <text:s/>reminiscence/připomínka <text:s/>Machiavelliho víry že <text:s/>vláda má vlstní zájem na <text:s/>povzbuzování <text:span text:style-name="T39">na civilním náboženství pro účely údržby a pro podporu <text:s/>státní autority. (29) V místě <text:s/>civilního <text:s/>republikánství? v éře renesance, nacionalismus <text:s/>mohl dokázat <text:s/>nezbytné spojení/provázání <text:s/>moderní společnosti. Stát, který se soustředill na potlačování národního ducha měl se nastavit/definovat sebe <text:s/>proti jednomu „z nejvíce vznešených a <text:s/>nejsilnějších hnacím silám veřejného života.“ (30)</text:span></text:p>
      <text:p text:style-name="P35"><text:tab/><text:span text:style-name="T40">Na druhé straně <text:s/>Rochau definice <text:s/>hlavních ingrediencí/přísad <text:s/>pro <text:s/>národnost <text:s text:c="3"/>demonstrovaou <text:s text:c="4"/>klasickou liberální formou nacionalismu. <text:s/>To byla směsice/složenina <text:s/>romantických a <text:s/>občanských <text:s/>idejí národnostního rázu , který <text:s/>zdůraznil <text:s/>význam <text:s/>sdíleného původu, sdíleného jazyka a podobně „občasnkého názoru, postojů a zvyků.“ <text:s/>A byl si zcela vědom národnosti-státní přislušnosti řídce <text:s/>existující v „ zcela v čistotě a dokonalosti“ protože <text:s/>historické podmínky <text:s/>byly vždy <text:s/>mnohem <text:s/>komplikovanější. <text:s/>Takže společnčým jazykem <text:s/>byly přané a společné hodnoty, které byly povzbuzující? ale <text:s/>stát <text:s/>byl nejlépe zaměřený aby prokázal toto postupně?, “tím jak postupoval <text:s/>pomalu a podle <text:s/></text:span><text:soft-page-break/><text:span text:style-name="T40">nepřímých <text:s/>významů.“ (31)</text:span></text:p>
      <text:p text:style-name="P40"><text:tab/>A dále, Realpolitiky také <text:s/>také uplatňuje <text:s/>že <text:s/>existovaly <text:s/>určitá omezení na toho kdo <text:s/>byl <text:s/>vítán <text:s/>v rámci národního cítění?. <text:s/>Spolu s většinou liberálů roku 1848, <text:s/>jak jsme již viděli, Rochau měl sklon k Klendeutsch (malé Německo) řešení nrodní <text:s/>otázky. <text:s/>Tot znamenalo? <text:s/>že <text:s/>rakouská monarchie <text:s/>byla velice <text:s/>široká/rozsáhlá a rozlehlá (a složená zž z příliš velkého počtu soutěžících <text:s/>národností), aby se mohla stát efektivní <text:s/>součástí <text:s/>sjednoceného německého státu. <text:s/>Státní útvar složený z mnoha různých národností <text:s/>v rámci svých hranic byl z hlouhodobého hlediska , <text:s/>jak jasně dokázal Rochau, <text:s/>v nebezpečí <text:s/>dezintegrace. Skrytý nacionalismus, jako takový existoval v otocovských? <text:s/>regionech <text:s/>Rakouska=Uherska, <text:s/>uprostřed slovanských národů, byly <text:s/>pravděpodobně probudili v nějakém bodě. <text:s/>S pokusem <text:s/>zařadit počet <text:s/>soutěžících n árodností v jeden celek? <text:s/>mohl být <text:s/>receptem na katastrofu. (32) <text:s/>Toto vše odhalovalo <text:s/>že Realpolitiky měla značně neliberálníí hranu, když by přišlo na národní otázku.</text:p>
      <text:p text:style-name="P35"><text:tab/><text:span text:style-name="T41">Realpolitiky a zahranční politika</text:span></text:p>
      <text:p text:style-name="P35"><text:tab/><text:span text:style-name="T41">V prvním svazku „Foundation of Realpolitik“ <text:s/>se objevila rozprava na téma <text:s/>domácí výstavvby <text:s/>státu spíš než potom se věěnoval zahraničním údálostem. <text:s/>Ještě je tu otázka</text:span></text:p>
      <text:p text:style-name="P34">E_42</text:p>
      <text:p text:style-name="P36">S_43</text:p>
      <text:p text:style-name="P36"><text:s/>budoucnosti německého národa, která ještě nebyla, <text:s/>jenom <text:s/>domácí politickou otázkou. <text:span text:style-name="T42">To způsobilo <text:s/>rekonfiguraci/přenastavení <text:s/>státního systému uprostřed Evropy a proto <text:s/>měl/obsahoval <text:s/>mnoho důsledků ze zahraniční politiky pro <text:s/>všechny hlavní evropské státy, ne jen pro Prusko, Rakousko <text:s/>a německé státy, ale také pro Francii, Polsko, Rusko a italské státy a dokonce <text:s/>I pro Velkou Británii. A nebylo <text:s/>žádnou náhodou, že <text:s/>bezprostřední sousedi Německa <text:s/>bnepodporovaly jeho sjednocení neboť <text:s/>dokázaly rozpoznat, že toto může vytvořit <text:s/>nejsilnější stát v Evropě. </text:span></text:p>
      <text:p text:style-name="P36"><text:tab/><text:span text:style-name="T42">jako <text:s/>liberální nacionalista Rochau <text:s/>chápání národní svobody záviselo, v první řadě , <text:s/>na ochraně země před <text:s/>zahraničním dotíráním. Rochau <text:s/>naříkal že <text:s/>nejednotnost <text:s/>německých států <text:s/>protože <text:s/>to je činilo po dlouhou dobu <text:s/>slabšími z pohledu <text:s/>vnějších hrozeb. <text:s/>Patikularismus <text:s/>některých jižních německých <text:s/>států, <text:s/>které <text:s/>se manifestovaly v cizí zvycích a pýše v záležitostech jako bylo používání tradičních krojů, <text:s/>bylo <text:s/>zvláště <text:s/>znervozňovalo jako mátlo lokální nezávislost s politickou svobodou. Dokonce <text:s/>větší zátarasy/zábrana <text:s/>k národnímu sjednocení byla <text:s/>rivalita mezi <text:s/>katolickým Rakouskem <text:s/>na jihu a protestantským Pruskem na severu. (33) Rochau neměl čas <text:s/>pro <text:s/>sektarismus ale <text:s/>pochopil, že pochopil <text:s/>jeho politickou sílu.</text:span></text:p>
      <text:p text:style-name="P37"><text:tab/><text:span text:style-name="T43">To je v závěrečné kapitole prvního svazku „The Foundation of Realpolitik“, že <text:s/>Rochau nasměroval svoji pozornost k zahraničním aférám. <text:s/>Nárůst síly <text:s/>Ludvíka Napoleona <text:s/>(nyní jako císař napoleon III) ve Francii byl s velkou pozorností sledován <text:s/>v Německu, protože zvyšoval šance , <text:s/>ještě jednou, <text:s/>francouzské apmády pochodující <text:s/>přes ně,eclé území pod <text:s/>standardou <text:s/>dalšího Napoleona. Závěr, který na základě toho Rochau načrtl proto bylo sjednocení Německa jako velmi naléhavé <text:s/>jako záležitostponechaná aby historie se věnovala <text:s/>její péči. Pouze „ nadřazená síla, která <text:s/>spolkne ostatní, <text:s/>nikoli jako princip, nová idea a také ne kontrakt-smlouva“ <text:s/>mělo by být schopné toto zajistit. <text:s/>Podle této <text:s/>supersíly, samozřejmě, Rochau měl na mysli Prusko, jako <text:s/>německý <text:s/>nejsilnější stát. (34)</text:span></text:p>
      <text:p text:style-name="P41"><text:tab/>V průběhu času v roce 1859 <text:s/>byla vytvořena druhá edice Realpolitikyy, v podstatě šest roků po první, <text:s/>narůstající <text:s/>mezinárodní krize <text:s/>nabídla? otázku o německém <text:s/>sjednocení mnohem <text:s/>naléhavěji. <text:s/>V nové předmluvě, Rochau obrátil svoji pozornost přímo k mezinárodním otázkám <text:s/>a národní bezpečnosti. <text:s/>Existovalo zde narůstající přesvědčení že Francie <text:s text:c="2"/>byla pravděpodobně schopná vyvolat útok/napadnout <text:s/>Rakousko v určitých smíšených předpokladů, <text:s/>jako na „zfalšovanou žárlivost“ <text:s/>rakouského vlivu <text:s/>v severní Itálii, kde <text:s/>Francie také spatřovala? <text:s/>Nic v <text:s/>předcházejících <text:s/>šesti <text:s/>lety nesvědčili-nepřesvědčovalo? <text:s/>Rochauua <text:s/>nic jiného <text:s/>než <text:s/>Napoleon II „Touha po válce“ , když <text:s/>Napoleon <text:s/>„ zaklepan, Evropa se musí otřást.“ Ale</text:p>
      <text:p text:style-name="P36">E_43</text:p>
      <text:p text:style-name="P38">S_44</text:p>
      <text:p text:style-name="P38">OBRAZEK</text:p>
      <text:p text:style-name="P38"><text:soft-page-break/>POPIS_OBRAZKU:</text:p>
      <text:p text:style-name="P42">Německá konfederace byla volná asociace třiceti devíti německých států, která byla vytvořena 1815 na konci napoleonských válek. <text:s/>Mnoho nacionalistu cítilo, že <text:s/>federalizace <text:s/>ponechá zemi <text:s/>napadnutelnou externimi výhrůžkami ze strany Francie a Ruska a naléhalina sjednocení země. <text:s/>Výňatek z <text:s/>The Historical Atlas by William R. Shepherd 1926</text:p>
      <text:p text:style-name="P42">------------------------------------</text:p>
      <text:p text:style-name="P38">německá slabost také vedla <text:s/>jeho přílišné sebevědomí. <text:span text:style-name="T44">Rakousko, zejména, <text:s/>akceptovalo/přijalo zhoubný pokus usmířit se s Francií <text:s/>jejím uklidněním. Každý ústupek , který <text:s/>darovala nepřispěl k ničemu jinému než <text:s/>že jako prohlášení vlastní slabosti.</text:span></text:p>
      <text:p text:style-name="P38"><text:tab/><text:span text:style-name="T44">Rochau měl velice malé sympatie pro Rakousko, které stále vnímal <text:s/>jako <text:s/>nepřítele jak <text:s/>německého sjednocení tak I liberalismu. Navzdory tomu, však argumentoval tím, že pro Prusko by bylo nutné pro vytvoření <text:s/>obranné aliance s rakousmen a to co možná nejdříve. <text:s/>Zhroucení <text:s/>Rakouska vzhledem k Francouzské agtresi? by mohly posunout <text:s/>Status Pruska k velkému riziku. <text:s/>Rakousko nebylo závislý spojenec a <text:s/>nemělo by se mu věřit v dlouhodobém <text:s/>měřítku. Nicméně, obranná aliance <text:s/>byla jedna z možností v krátkodobém horizontu.</text:span></text:p>
      <text:p text:style-name="P38"><text:tab/><text:span text:style-name="T45">Zde Rochau <text:s/>odmítl jak Gefuhlspolitik (sentimental politics-sentimentální politika) tak I Prinzipienpolitik (principled politics) <text:s/>jako pro národní <text:s/>zahraniční politiku. <text:s/>Spojenectví Pruska s rakouskem <text:s/>bylo <text:s/>záležitostí <text:s/>čístě otázkou vlastního zájmu. <text:s/>Navíc budoucnoust Pruska jako vedoucího státu v Německu <text:s/>závisela na „ dlouhodobém vstřísném usmíření“ <text:s/>s německou veřejností. <text:s/>Možnost, že by se Rakousko vyrovnalo? s Francií <text:s/>by bylo považováno <text:s/>jako <text:s/>hruzné/nevýslovné potupa ostatních států, jako pokořující návrat <text:s/>do situace, kdy Německo <text:s/>bylo „hracím míčem pro svoje nepřátele“ a „Výsměch historii“.</text:span></text:p>
      <text:p text:style-name="P38">E_44</text:p>
      <text:p text:style-name="P43">S_45</text:p>
      <text:p text:style-name="P44">Proti Francii <text:s/>by mohly být mobilizovány <text:s/>I síly jiného druhu. A to <text:s/>byly německé Volksgeist, které se také vzchopily/povstaly a neměly žádný smysl /cit pro <text:s/>státní hranice. <text:s/>Termín Volksgeist, který Rochau <text:s/>ztělesňoval bylo „ žádný obdiv <text:s/>Rakouska, <text:s/>ať to již <text:s/>bylo v současnosti <text:s/>nebo v éře Metternicha.“ <text:s/>Nacionální liberálové zamítli Rakouskou <text:s/>dominanci nad <text:s/>severní Itálií, například, <text:s/>ale nechápali <text:s/>potřebu <text:s/>odporovat Francii za každou cenu. (36)</text:p>
      <text:p text:style-name="P45"><text:tab/><text:span text:style-name="T46">Většina? obyvatelstva <text:s/>byla velice vzdálena <text:s/>od tradičních elit v jejich <text:s text:c="2"/>ochotě <text:s/>stanout těsně proti <text:s/>externím nepřátelům. <text:s/>Vskutku Rochau <text:s/>kritizoval <text:s/>Pruský Landtag (horní komora parlamentu, <text:s/>kterému dominovala aristokracie a pozemková šlechta( <text:s/>pro svoje až příliš opatrný přístup <text:s/>k Francii. <text:s/>„Diplomacie nemá v parlamentu místo?“ <text:s/>argumentoval. „Zdrženlivost/skromnost a sebe kontrola pro kterou <text:s/>je výraz Landtag veleben jsou snadno <text:s/>špatně chápány <text:s/>pro svoji impotenci.“ <text:s/>Požadování „z celého srdce přípravy pro potenciální válku,“ Rochau vyzýval <text:s/>výrazem Landtag aby učinil praktický krok zakazující <text:s/>prodej koňů do Francie v případě, že by byli použiti proti německým <text:s/>státům v případě války. <text:s/>Jednoduše předkládá, že sjednocení <text:s/>bylo záležitostí <text:s/>národní bezpečnosti. <text:s/>Nevyhnutelná lenivost/stagnace <text:s/>vojenské kamampaně/tažení <text:s/>které by <text:s/>spoléhalo na <text:s/>federální armádě představované více než <text:s/>třiceti <text:s/>různými kontingenty <text:s/>poskytovalo <text:s/>Francii výhodu, <text:s/>vždy být schopna předčít a překvapit <text:s/>své nepřátele. Německo by nikdy nepřizpůsobilo <text:s/>svoji sílu kompletně <text:s/>sousedovi <text:s/>dokud <text:s/>by se nerozhodlo <text:s/>implementovat „federální reformu“ <text:s/>centralizující <text:s/>postoj svojí zahraniční politiky a svojí vojenské síly svázané? do jediné ruky. (37)</text:span></text:p>
      <text:p text:style-name="P46"><text:tab/><text:span text:style-name="T47">Rochau nebyl jediným, kdo <text:s/>definoval tento bod. <text:s/>Johan Gustav Droysen , pruský historik a prominentní člen <text:s/>Frankfurtského sněmu, napsal <text:s/>že <text:s/>„liliputánství“ <text:s/>malých německých států bylo <text:s/>sbevraždou <text:s/>v moderní éře. <text:s/>Éra moderních <text:s/>států byla <text:s/>skončena. „V politickém <text:s/>životu, <text:s/>stejně jako ve výrobě, pouze <text:s/>velké masové struktury <text:s/>mohou něčeho dosáhnout . . . <text:s/>Vedle <text:s/>světových mocností jak Angli, Rusko, Spojené státy (Severní Amerika) a Čína <text:s/>(která se také reforovala), <text:s/>jižní Evropa a <text:s/>německé rasy musí buďto zůstat rozdrobené nebo <text:s/>se spojit dohramady jako pevná hmota.“ (38)</text:span></text:p>
      <text:p text:style-name="P46"><text:tab/><text:span text:style-name="T47">Zaprvé, Realpolitiky se změnila v postoj <text:s/>samotného válečnictví. <text:s/>Německo by se také mělo </text:span><text:soft-page-break/><text:span text:style-name="T47">naučit obrátit <text:s text:c="3"/>stůl/desku svých tradičních nepřátel, <text:s/>nejprve obrátit <text:s/>boj proti nim a <text:s/>vyvinout kapacity pro případnou preventivní válku. „ <text:s/>Vojenské autority deklarovaly s chladnou hlavou/krví <text:s/>že Německo <text:s/>bylo z důvodu <text:s/>svojí politické a vojenské situace <text:s/>ne v kondici, aby bylo schopno inicializovat <text:s/>válečné střetnutí )Angriffskrieg), <text:s/>ale mohlo pouze bojovat v obranné válce,: uvedl Rochau. </text:span><text:tab/></text:p>
      <text:p text:style-name="P43">E_45</text:p>
      <text:p text:style-name="P47">S_46</text:p>
      <text:p text:style-name="P48">Podle tohoto názoru však, jak si Rochau posteskl, Německo bylo předurčeno aby posloužilo jako jeviště/divadlo <text:s/>všech válek , v nichž bojovalo. Jestliže se nyní Německo chopilo iniciativy, mělo by tak konat v okolnostech že bylo více příznivých/příhodných <text:s/>okolností pro něj a <text:s/>méně <text:s/>vhodných/přízivých pro Francii, než tomu bylo v minulých třiceti rocích. <text:s/>(39) Rochau potom čekal na zbytek Evropy, aby začala <text:s/>jednat podle toho/působit ? a akceptovala <text:s/>jeho postavení, Rochau <text:s/>požadoval aby německo <text:s/>změnilo pravidla hry samotné. <text:s text:c="2"/></text:p>
      <text:p text:style-name="P47">E_46</text:p>
      <text:p text:style-name="P34"/>
      <text:p text:style-name="P27"/>
      <text:p text:style-name="P24"><text:tab/> <text:s/></text:p>
      <text:p text:style-name="P16"/>
      <text:p text:style-name="P4"/>
      <text:p text:style-name="P4"/>
      <text:p text:style-name="P7">metafyzika?</text:p>
      <text:p text:style-name="P8"><text:s/></text:p>
      <text:p text:style-name="P1"/>
      <text:p text:style-name="P2">COTOJE:</text:p>
      <text:p text:style-name="P2">=modernita</text:p>
      <text:p text:style-name="P2">= kvintesenční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2.1.2$Windows_x86 LibreOffice_project/31dd62db80d4e60af04904455ec9c9219178d620</meta:generator>
    <dc:date>2016-10-10T17:41:58.902000000</dc:date>
    <meta:editing-duration>PT22H38M54S</meta:editing-duration>
    <meta:editing-cycles>139</meta:editing-cycles>
    <meta:document-statistic meta:table-count="0" meta:image-count="0" meta:object-count="0" meta:page-count="10" meta:paragraph-count="103" meta:word-count="5347" meta:character-count="38495" meta:non-whitespace-character-count="32130"/>
  </office:meta>
</office:document-meta>
</file>